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77000000D909C54550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subtitle">
      <style:graphic-properties draw:fill-color="#ffffff" draw:auto-grow-height="true" fo:min-height="12.179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25.2cm" svg:height="12.179cm" svg:x="1.4cm" svg:y="5.066cm" presentation:class="subtitle">
          <draw:text-box>
            <text:p><text:span text:style-name="T1">CONNECT 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3" draw:layer="layout" svg:width="19.5cm" svg:height="3.467cm" svg:x="1.4cm" svg:y="0.8cm" presentation:class="title" presentation:user-transformed="true">
          <draw:text-box>
            <text:p>Ingeniería de Softwar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Alumnos:</text:p>
              </text:list-header>
              <text:list-item>
                <text:p>Calcagno, Camila.</text:p>
              </text:list-item>
              <text:list-item>
                <text:p>Martínez, Agustín.</text:p>
              </text:list-item>
              <text:list-item>
                <text:p>Passalacqua, Santiag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3" draw:layer="layout" svg:width="19.5cm" svg:height="3.769cm" svg:x="1.4cm" svg:y="0.649cm" presentation:class="title" presentation:user-transformed="true">
          <draw:text-box>
            <text:p>Gestion de configuración de Software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El propósito de la Gestión de Configuración del Software es establecer y mantener la integridad de los productos de software a través del ciclo de vida del proceso de software.</text:p>
              </text:list-item>
              <text:list-item>
                <text:p>Calidad de SW.</text:p>
              </text:list-item>
              <text:list-item>
                <text:p>Medicion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Herramientas utilizada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Pivotal tracker</text:p>
              </text:list-item>
              <text:list-item>
                <text:p>AJAX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09C54550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0:50:31.916268041</meta:creation-date>
    <dc:date>2015-11-11T11:55:17.264815103</dc:date>
    <meta:editing-duration>PT15M</meta:editing-duration>
    <meta:editing-cycles>1</meta:editing-cycles>
    <meta:generator>LibreOffice/4.2.8.2$Linux_x86 LibreOffice_project/420m0$Build-2</meta:generator>
    <meta:document-statistic meta:object-count="48"/>
  </office:meta>
</office:document-meta>
</file>